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use-window-font-color="true"/>
    </style:style>
    <style:style style:name="P4" style:family="paragraph" style:parent-style-name="UrbanBody">
      <style:text-properties style:use-window-font-color="true" style:font-name="Times New Roman1" fo:font-size="12pt" fo:language="fr" fo:country="BE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/>
    </style:style>
    <style:style style:name="P5" style:family="paragraph" style:parent-style-name="UrbanBody">
      <style:text-properties style:use-window-font-color="true" style:font-name="Times New Roman1" fo:font-size="12pt" fo:language="fr" fo:country="BE" fo:font-style="normal" style:text-underline-style="none" fo:font-weight="normal" style:font-size-asian="10.5pt" style:font-style-asian="normal" style:font-weight-asian="normal" style:font-size-complex="12pt"/>
    </style:style>
    <style:style style:name="P6" style:family="paragraph" style:parent-style-name="UrbanBody">
      <style:text-properties style:use-window-font-color="true" style:font-name="Times New Roman1" fo:font-size="12pt" style:font-size-asian="12pt" style:font-size-complex="12pt"/>
    </style:style>
    <style:style style:name="P7" style:family="paragraph" style:parent-style-name="UrbanBody">
      <style:text-properties style:use-window-font-color="true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imes New Roman1" fo:font-size="12pt" style:font-size-asian="12pt" style:font-size-complex="12pt"/>
    </style:style>
    <style:style style:name="T5" style:family="text">
      <style:text-properties style:text-underline-style="none" style:font-style-complex="normal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10">do text</text:span></text:p><text:p text:style-name="P9"><text:span text:style-name="T10">from document(at=reference, format='odt')</text:span></text:p></office:annotation><text:span text:style-name="T2">Import depuis reference.odt</text:span></text:p>
      <text:p text:style-name="P7"/>
      <text:p text:style-name="P3"><text:span text:style-name="T3">Objet :</text:span> Déclaration urbanistique préalable "<text:text-input text:description="Objet des travaux">self.getLicenceSubject()</text:text-input>"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self.getPortionOutsText()</text:text-input></text:p>
      <text:p text:style-name="Text_20_body"/>
      <text:p text:style-name="P6">Le Collège communal,</text:p>
      <text:p text:style-name="P6"/>
      <text:p text:style-name="UrbanBody">Vu le Code de la Démocratie Locale et de la Décentralisation ; </text:p>
      <text:p text:style-name="UrbanBody"/>
      <text:p text:style-name="UrbanBody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UrbanBody"/>
      <text:p text:style-name="UrbanBody">Vu la demande introduite par <text:span text:style-name="T4"><text:text-input text:description="Demandeurs">self.getApplicantsSignaletic(withaddress=True)</text:text-input></text:span> 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6"/>
      <text:p text:style-name="UrbanBody">Vu l’article du Code Wallon de l’Aménagement du Territoire, de l’Urbanisme, du Patrimoine et de l’Energie :</text:p>
      <text:p text:style-name="UrbanBody"/>
      <text:section text:style-name="Sect1" text:name="Section1">
        <text:p text:style-name="UrbanBody"><office:annotation><dc:creator>Gauthier Bastien</dc:creator><dc:date>2011-09-06T12:15:27</dc:date><text:p text:style-name="P9"><text:span text:style-name="T7">do section for article in self.getValuesForTemplate('article', subfield='description')</text:span></text:p></office:annotation>-<office:annotation><dc:creator>Simon Delcourt</dc:creator><dc:date>2012-07-02T16:27:31</dc:date><text:p text:style-name="P8"><text:span text:style-name="T6">do text</text:span></text:p><text:p text:style-name="P8"><text:span text:style-name="T6">from xhtml(article)</text:span></text:p></office:annotation>article 263</text:p>
      </text:section>
      <text:p text:style-name="UrbanBody"/>
      <text:p text:style-name="UrbanBody">Vu le caractère complet du dossier introduit par <text:span text:style-name="T4"><text:text-input text:description="Demandeurs">self.getApplicantsSignaletic()</text:text-input></text:span> en date du <text:text-input text:description="Date de réception de la demande">tool.formatDate(self.getLastDeposit().getEventDate())</text:text-input>, à savoir : </text:p>
      <text:p text:style-name="UrbanBody"/>
      <text:p text:style-name="UrbanBody">* un extrait cadastral relatif au bien immobilier dont la date de validité n’est pas antérieure de douze mois à la date de déclaration, </text:p>
      <text:p text:style-name="UrbanBody"/>
      <text:p text:style-name="UrbanBody">* trois photos numérotées de la localisation des actes et travaux projetés, avec indication sur l’extrait cadastral des endroits de prise de vue, </text:p>
      <text:p text:style-name="UrbanBody"/>
      <text:p text:style-name="UrbanBody">* une description littérale ou graphique, l’implantation et un croquis côté des actes et travaux projetés accompagnés, le cas échéant, d’une documentation technique s’y rapportant. </text:p>
      <text:p text:style-name="UrbanBody"/>
      <text:p text:style-name="UrbanBody">DECIDE : </text:p>
      <text:p text:style-name="UrbanBody"/>
      <text:p text:style-name="UrbanBody"><text:span text:style-name="T3">Article 1 :</text:span> de déclarer <text:span text:style-name="T3"><text:text-input text:description="Décision">self.getReceivability().upper()</text:text-input></text:span> la déclaration de <text:span text:style-name="T4"><text:text-input text:description="Demandeurs">self.getApplicantsSignaletic()</text:text-input></text:span> </text:p>
      <text:p text:style-name="UrbanBody"/>
      <text:p text:style-name="UrbanBody"><text:soft-page-break/><text:span text:style-name="T3">Article 2 :</text:span> d’informer <text:span text:style-name="T4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UrbanBody"/>
      <text:p text:style-name="UrbanBody">Fait en séance à l’Hôtel de Ville, date que dessus. </text:p>
      <text:p text:style-name="P5"/>
      <text:p text:style-name="P4"><text:span text:style-name="T5"><office:annotation><dc:creator>sde </dc:creator><dc:date>2011-07-27T10:02:32</dc:date><text:p text:style-name="P9"><text:span text:style-name="T8">do text</text:span></text:p><text:p text:style-name="P9"><text:span text:style-name="T9">from document(at=signatures, format='odt')</text:span></text:p></office:annotation></text:span><text:span text:style-name="T5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7-02T16:29:42</dc:date>
    <dc:language>fr-FR</dc:language>
    <meta:editing-cycles>92</meta:editing-cycles>
    <meta:editing-duration>PT15H58M20S</meta:editing-duration>
    <dc:creator>Simon Delcourt</dc:creator>
    <meta:document-statistic meta:table-count="0" meta:image-count="0" meta:object-count="0" meta:page-count="2" meta:paragraph-count="21" meta:word-count="256" meta:character-count="1870" meta:non-whitespace-character-count="1632"/>
    <meta:user-defined meta:name="Info 1"/>
    <meta:user-defined meta:name="Info 2"/>
    <meta:user-defined meta:name="Info 3"/>
    <meta:user-defined meta:name="Info 4"/>
  </office:meta>
</office:document-meta>
</file>